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15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3.32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3.374cm"/>
    </style:style>
    <style:style style:name="co10" style:family="table-column">
      <style:table-column-properties fo:break-before="auto" style:column-width="2.826cm"/>
    </style:style>
    <style:style style:name="co11" style:family="table-column">
      <style:table-column-properties fo:break-before="auto" style:column-width="3.401cm"/>
    </style:style>
    <style:style style:name="co12" style:family="table-column">
      <style:table-column-properties fo:break-before="auto" style:column-width="5.071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none" fo:background-color="#80808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order-bottom="none" fo:background-color="#99ccff" fo:border-left="none" fo:border-right="none" fo:border-top="0.002cm solid #000000"/>
    </style:style>
    <style:style style:name="ce12" style:family="table-cell" style:parent-style-name="Default">
      <style:table-cell-properties fo:background-color="#99ccff"/>
    </style:style>
    <style:style style:name="ce13" style:family="table-cell" style:parent-style-name="Default">
      <style:table-cell-properties fo:background-color="#ffff00"/>
      <style:text-properties fo:font-weight="bold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16" style:family="table-cell" style:parent-style-name="Default">
      <style:table-cell-properties fo:border-bottom="0.002cm solid #000000" fo:background-color="#ff0000" fo:border-left="none" fo:border-right="none" fo:border-top="none"/>
    </style:style>
    <style:style style:name="ce17" style:family="table-cell" style:parent-style-name="Default">
      <style:table-cell-properties fo:border-bottom="0.002cm solid #000000" fo:background-color="#808080" fo:border-left="none" fo:border-right="none" fo:border-top="none"/>
    </style:style>
    <style:style style:name="ce18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19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ackground-color="#99ccff" fo:border-left="none" fo:border-right="0.002cm solid #000000" fo:border-top="none"/>
    </style:style>
    <style:style style:name="ce21" style:family="table-cell" style:parent-style-name="Default">
      <style:table-cell-properties fo:border-bottom="none" fo:background-color="#99ccff" fo:border-left="none" fo:border-right="0.002cm solid #000000" fo:border-top="none"/>
      <style:text-properties style:font-name="Nimbus Sans L" style:font-name-asian="Nimbus Sans L1" style:font-name-complex="Nimbus Sans L1"/>
    </style:style>
    <style:style style:name="ce22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ackground-color="#808080" fo:border-left="none" fo:border-right="0.002cm solid #000000" fo:border-top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order-bottom="none" fo:background-color="#c0c0c0" fo:border-left="0.002cm solid #000000" fo:border-right="none" fo:border-top="0.002cm solid #000000"/>
    </style:style>
    <style:style style:name="ce26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27" style:family="table-cell" style:parent-style-name="Default">
      <style:table-cell-properties fo:border-bottom="none" fo:background-color="#c0c0c0" fo:border-left="0.002cm solid #000000" fo:border-right="none" fo:border-top="none"/>
      <style:text-properties fo:font-weight="bold"/>
    </style:style>
    <style:style style:name="ce28" style:family="table-cell" style:parent-style-name="Default">
      <style:table-cell-properties fo:border-bottom="none" fo:background-color="#c0c0c0" fo:border-left="0.002cm solid #000000" fo:border-right="none" fo:border-top="none"/>
      <style:text-properties style:text-underline-style="solid" style:text-underline-width="auto" style:text-underline-color="font-color" fo:font-weight="bold"/>
    </style:style>
    <style:style style:name="ce29" style:family="table-cell" style:parent-style-name="Default">
      <style:table-cell-properties fo:border-bottom="none" fo:background-color="#c0c0c0" fo:border-left="0.002cm solid #000000" fo:border-right="none" fo:border-top="none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0.002cm solid #000000" fo:background-color="#c0c0c0" fo:border-left="0.002cm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none" fo:border-right="none" fo:border-top="0.002cm solid #000000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c0c0c0"/>
    </style:style>
    <style:style style:name="ce33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34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order-bottom="0.002cm solid #000000" fo:background-color="#c0c0c0" fo:border-left="none" fo:border-right="none" fo:border-top="none"/>
    </style:style>
    <style:style style:name="ce38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39" style:family="table-cell" style:parent-style-name="Default">
      <style:table-cell-properties fo:border-bottom="none" fo:border-left="0.002cm solid #000000" fo:border-right="none" fo:border-top="0.002cm solid #000000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  <style:text-properties style:text-underline-style="solid" style:text-underline-width="auto" style:text-underline-color="font-color"/>
    </style:style>
    <style:style style:name="ce43" style:family="table-cell" style:parent-style-name="Default">
      <style:table-cell-properties fo:border-bottom="none" fo:border-left="none" fo:border-right="0.002cm solid #000000" fo:border-top="none"/>
      <style:text-properties style:text-underline-style="none"/>
    </style:style>
    <style:style style:name="ce44" style:family="table-cell" style:parent-style-name="Default">
      <style:table-cell-properties fo:border-bottom="0.002cm solid #000000" fo:border-left="none" fo:border-right="0.002cm solid #000000" fo:border-top="none"/>
      <style:text-properties style:text-underline-style="none"/>
    </style:style>
    <style:style style:name="ce45" style:family="table-cell" style:parent-style-name="Default">
      <style:table-cell-properties fo:border-bottom="none" fo:background-color="#c0c0c0" fo:border-left="none" fo:border-right="0.002cm solid #000000" fo:border-top="0.002cm solid #000000"/>
    </style:style>
    <style:style style:name="ce46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47" style:family="table-cell" style:parent-style-name="Default">
      <style:table-cell-properties fo:border-bottom="none" fo:background-color="#c0c0c0" fo:border-left="none" fo:border-right="0.002cm solid #000000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49" style:family="table-cell" style:parent-style-name="Default">
      <style:table-cell-properties fo:border-bottom="0.002cm solid #000000" fo:background-color="#c0c0c0" fo:border-left="none" fo:border-right="0.002cm solid #000000" fo:border-top="none"/>
    </style:style>
    <style:style style:name="ce50" style:family="table-cell" style:parent-style-name="Default">
      <style:text-properties style:text-underline-style="solid" style:text-underline-width="auto" style:text-underline-color="font-color" fo:font-weight="bold"/>
    </style:style>
    <style:style style:name="ce5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order-bottom="none" fo:border-left="0.002cm solid #000000" fo:border-right="none" fo:border-top="0.002cm solid #000000"/>
    </style:style>
    <style:style style:name="ce53" style:family="table-cell" style:parent-style-name="Default">
      <style:table-cell-properties fo:border-bottom="none" fo:border-left="0.002cm solid #000000" fo:border-right="none" fo:border-top="none"/>
    </style:style>
    <style:style style:name="ce54" style:family="table-cell" style:parent-style-name="Default">
      <style:table-cell-properties fo:border-bottom="0.002cm solid #000000" fo:background-color="#000080" fo:border-left="0.002cm solid #000000" fo:border-right="none" fo:border-top="none"/>
      <style:text-properties fo:font-weight="bold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order-bottom="none" fo:border-left="none" fo:border-right="none" fo:border-top="0.002cm solid #000000"/>
    </style:style>
    <style:style style:name="ce57" style:family="table-cell" style:parent-style-name="Default">
      <style:table-cell-properties fo:border-bottom="0.002cm solid #000000" fo:background-color="#000080" fo:border-left="none" fo:border-right="none" fo:border-top="none"/>
    </style:style>
    <style:style style:name="ce58" style:family="table-cell" style:parent-style-name="Default">
      <style:table-cell-properties fo:background-color="#ff0000"/>
      <style:text-properties fo:font-weight="bold"/>
    </style:style>
    <style:style style:name="ce59" style:family="table-cell" style:parent-style-name="Default">
      <style:table-cell-properties fo:border-bottom="none" fo:border-left="none" fo:border-right="none" fo:border-top="0.002cm solid #000000"/>
      <style:text-properties style:text-underline-style="solid" style:text-underline-width="auto" style:text-underline-color="font-color" fo:font-weight="bold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</style:style>
    <style:style style:name="ce61" style:family="table-cell" style:parent-style-name="Default">
      <style:table-cell-properties fo:border-bottom="none" fo:border-left="none" fo:border-right="0.002cm solid #000000" fo:border-top="none"/>
    </style:style>
    <style:style style:name="ce62" style:family="table-cell" style:parent-style-name="Default">
      <style:table-cell-properties fo:border-bottom="none" fo:border-left="none" fo:border-right="0.002cm solid #000000" fo:border-top="none"/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0.002cm solid #000000" fo:background-color="#000080" fo:border-left="none" fo:border-right="0.002cm solid #000000" fo:border-top="none"/>
    </style:style>
    <style:style style:name="ce64" style:family="table-cell" style:parent-style-name="Default" style:data-style-name="N0"/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6" style:family="table-cell" style:parent-style-name="Default">
      <style:table-cell-properties fo:border-bottom="0.002cm solid #000000" fo:background-color="#000080" fo:border-left="0.002cm solid #000000" fo:border-right="none" fo:border-top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0.002cm solid #000000" fo:border-left="none" fo:border-right="0.002cm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Cash Flow" table:style-name="ta1" table:print="false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2" table:number-columns-repeated="8" table:default-cell-style-name="ce12"/>
        <table:table-column table:style-name="co2" table:default-cell-style-name="ce20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11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3" office:value-type="string">
            <text:p>AÑO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9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Inversion</text:p>
          </table:table-cell>
          <table:table-cell table:formula="oooc:=-[Inversiones.B2]" office:value-type="float" office:value="-18079">
            <text:p>-18079</text:p>
          </table:table-cell>
          <table:table-cell table:number-columns-repeated="10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708.16666666667">
            <text:p>4708,17</text:p>
          </table:table-cell>
          <table:table-cell table:formula="oooc:=[Ventas.B31]*[Ventas.J2]" office:value-type="float" office:value="8038.33333333333">
            <text:p>8038,33</text:p>
          </table:table-cell>
          <table:table-cell table:style-name="ce18" table:formula="oooc:=[Ventas.B32]*[Ventas.J2]" office:value-type="float" office:value="10794.3333333333">
            <text:p>10794,33</text:p>
          </table:table-cell>
          <table:table-cell table:style-name="ce18" table:formula="oooc:=[Ventas.B33]*[Ventas.J2]" office:value-type="float" office:value="12402">
            <text:p>12402</text:p>
          </table:table-cell>
          <table:table-cell table:style-name="ce18" table:formula="oooc:=[Ventas.B34]*[Ventas.J2]" office:value-type="float" office:value="14469">
            <text:p>14469</text:p>
          </table:table-cell>
          <table:table-cell table:style-name="ce18" table:formula="oooc:=[Ventas.B35]*[Ventas.J2]" office:value-type="float" office:value="16995.3333333333">
            <text:p>16995,33</text:p>
          </table:table-cell>
          <table:table-cell table:style-name="ce18" table:formula="oooc:=[Ventas.B36]*[Ventas.J2]" office:value-type="float" office:value="18373.3333333333">
            <text:p>18373,33</text:p>
          </table:table-cell>
          <table:table-cell table:style-name="ce18" table:formula="oooc:=[Ventas.B37]*[Ventas.J2]" office:value-type="float" office:value="21129.3333333333">
            <text:p>21129,33</text:p>
          </table:table-cell>
          <table:table-cell table:style-name="ce18" table:formula="oooc:=[Ventas.B38]*[Ventas.J2]" office:value-type="float" office:value="21129.3333333333">
            <text:p>21129,33</text:p>
          </table:table-cell>
          <table:table-cell table:style-name="ce21" table:formula="oooc:=[Ventas.B39]*[Ventas.J2]" office:value-type="float" office:value="21129.3333333333">
            <text:p>21129,33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13038">
            <text:p>13038</text:p>
          </table:table-cell>
          <table:table-cell table:style-name="ce18" table:formula="oooc:=[Ventas.C31]*[Ventas.J3]" office:value-type="float" office:value="22260">
            <text:p>22260</text:p>
          </table:table-cell>
          <table:table-cell table:style-name="ce18" table:formula="oooc:=[Ventas.C32]*[Ventas.J3]" office:value-type="float" office:value="29892">
            <text:p>29892</text:p>
          </table:table-cell>
          <table:table-cell table:style-name="ce18" table:formula="oooc:=[Ventas.C33]*[Ventas.J3]" office:value-type="float" office:value="34344">
            <text:p>34344</text:p>
          </table:table-cell>
          <table:table-cell table:style-name="ce18" table:formula="oooc:=[Ventas.C34]*[Ventas.J3]" office:value-type="float" office:value="40068">
            <text:p>40068</text:p>
          </table:table-cell>
          <table:table-cell table:style-name="ce18" table:formula="oooc:=[Ventas.C35]*[Ventas.J3]" office:value-type="float" office:value="47064">
            <text:p>47064</text:p>
          </table:table-cell>
          <table:table-cell table:style-name="ce18" table:formula="oooc:=[Ventas.C36]*[Ventas.J3]" office:value-type="float" office:value="50880">
            <text:p>50880</text:p>
          </table:table-cell>
          <table:table-cell table:style-name="ce18" table:formula="oooc:=[Ventas.C37]*[Ventas.J3]" office:value-type="float" office:value="58512">
            <text:p>58512</text:p>
          </table:table-cell>
          <table:table-cell table:style-name="ce18" table:formula="oooc:=[Ventas.C38]*[Ventas.J3]" office:value-type="float" office:value="58512">
            <text:p>58512</text:p>
          </table:table-cell>
          <table:table-cell table:style-name="ce21" table:formula="oooc:=[Ventas.C39]*[Ventas.J3]" office:value-type="float" office:value="58512">
            <text:p>58512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814.875">
            <text:p>814,88</text:p>
          </table:table-cell>
          <table:table-cell table:style-name="ce18" table:formula="oooc:=[Ventas.G31]*[Ventas.J4]" office:value-type="float" office:value="2206.125">
            <text:p>2206,13</text:p>
          </table:table-cell>
          <table:table-cell table:style-name="ce18" table:formula="oooc:=[Ventas.G32]*[Ventas.J4]" office:value-type="float" office:value="4074.375">
            <text:p>4074,38</text:p>
          </table:table-cell>
          <table:table-cell table:style-name="ce18" table:formula="oooc:=[Ventas.G33]*[Ventas.J4]" office:value-type="float" office:value="6220.875">
            <text:p>6220,88</text:p>
          </table:table-cell>
          <table:table-cell table:style-name="ce18" table:formula="oooc:=[Ventas.G34]*[Ventas.J4]" office:value-type="float" office:value="8725.125">
            <text:p>8725,13</text:p>
          </table:table-cell>
          <table:table-cell table:style-name="ce18" table:formula="oooc:=[Ventas.G35]*[Ventas.J4]" office:value-type="float" office:value="11666.625">
            <text:p>11666,63</text:p>
          </table:table-cell>
          <table:table-cell table:style-name="ce18" table:formula="oooc:=[Ventas.G36]*[Ventas.J4]" office:value-type="float" office:value="14846.625">
            <text:p>14846,63</text:p>
          </table:table-cell>
          <table:table-cell table:style-name="ce18" table:formula="oooc:=[Ventas.G37]*[Ventas.J4]" office:value-type="float" office:value="18503.625">
            <text:p>18503,63</text:p>
          </table:table-cell>
          <table:table-cell table:style-name="ce18" table:formula="oooc:=[Ventas.G38]*[Ventas.J4]" office:value-type="float" office:value="22160.625">
            <text:p>22160,63</text:p>
          </table:table-cell>
          <table:table-cell table:style-name="ce21" table:formula="oooc:=[Ventas.G39]*[Ventas.J4]" office:value-type="float" office:value="25817.625">
            <text:p>25817,63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905.416666666667">
            <text:p>905,42</text:p>
          </table:table-cell>
          <table:table-cell table:style-name="ce18" table:formula="oooc:=[Ventas.F31]*[Ventas.J4]" office:value-type="float" office:value="2451.25">
            <text:p>2451,25</text:p>
          </table:table-cell>
          <table:table-cell table:style-name="ce18" table:formula="oooc:=[Ventas.F32]*[Ventas.J4]" office:value-type="float" office:value="4527.08333333333">
            <text:p>4527,08</text:p>
          </table:table-cell>
          <table:table-cell table:style-name="ce18" table:formula="oooc:=[Ventas.F33]*[Ventas.J4]" office:value-type="float" office:value="6912.08333333333">
            <text:p>6912,08</text:p>
          </table:table-cell>
          <table:table-cell table:style-name="ce18" table:formula="oooc:=[Ventas.F34]*[Ventas.J4]" office:value-type="float" office:value="9694.58333333334">
            <text:p>9694,58</text:p>
          </table:table-cell>
          <table:table-cell table:style-name="ce18" table:formula="oooc:=[Ventas.F35]*[Ventas.J4]" office:value-type="float" office:value="12962.9166666667">
            <text:p>12962,92</text:p>
          </table:table-cell>
          <table:table-cell table:style-name="ce18" table:formula="oooc:=[Ventas.F36]*[Ventas.J4]" office:value-type="float" office:value="16496.25">
            <text:p>16496,25</text:p>
          </table:table-cell>
          <table:table-cell table:style-name="ce18" table:formula="oooc:=[Ventas.F37]*[Ventas.J4]" office:value-type="float" office:value="20559.5833333333">
            <text:p>20559,58</text:p>
          </table:table-cell>
          <table:table-cell table:style-name="ce18" table:formula="oooc:=[Ventas.F38]*[Ventas.J4]" office:value-type="float" office:value="24622.9166666667">
            <text:p>24622,92</text:p>
          </table:table-cell>
          <table:table-cell table:style-name="ce21" table:formula="oooc:=[Ventas.F39]*[Ventas.J4]" office:value-type="float" office:value="28686.25">
            <text:p>28686,25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  <table:table-cell table:formula="oooc:=-[Gastos.C21]" office:value-type="float" office:value="-4470">
            <text:p>-4470</text:p>
          </table:table-cell>
        </table:table-row>
        <table:table-row table:style-name="ro1">
          <table:table-cell office:value-type="string">
            <text:p>Recursos Humanos</text:p>
          </table:table-cell>
          <table:table-cell/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  <table:table-cell table:formula="oooc:=-[Sueldos.B2]" office:value-type="float" office:value="-60000">
            <text:p>-6000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6" office:value-type="string">
            <text:p>Utilidad Bruta</text:p>
          </table:table-cell>
          <table:table-cell table:formula="oooc:=SUM([.B6:.B16])" office:value-type="float" office:value="-18079">
            <text:p>-18079</text:p>
          </table:table-cell>
          <table:table-cell table:formula="oooc:=SUM([.C6:.C16])" office:value-type="float" office:value="-45003.5416666667">
            <text:p>-45003,54</text:p>
          </table:table-cell>
          <table:table-cell table:formula="oooc:=SUM([.D6:.D16])" office:value-type="float" office:value="-29514.2916666667">
            <text:p>-29514,29</text:p>
          </table:table-cell>
          <table:table-cell table:formula="oooc:=SUM([.E6:.E16])" office:value-type="float" office:value="-15182.2083333333">
            <text:p>-15182,21</text:p>
          </table:table-cell>
          <table:table-cell table:formula="oooc:=SUM([.F6:.F16])" office:value-type="float" office:value="-4591.04166666666">
            <text:p>-4591,04</text:p>
          </table:table-cell>
          <table:table-cell table:formula="oooc:=SUM([.G6:.G16])" office:value-type="float" office:value="8486.70833333336">
            <text:p>8486,71</text:p>
          </table:table-cell>
          <table:table-cell table:formula="oooc:=SUM([.H6:.H16])" office:value-type="float" office:value="24218.875">
            <text:p>24218,88</text:p>
          </table:table-cell>
          <table:table-cell table:formula="oooc:=SUM([.I6:.I16])" office:value-type="float" office:value="36126.2083333333">
            <text:p>36126,21</text:p>
          </table:table-cell>
          <table:table-cell table:formula="oooc:=SUM([.J6:.J16])" office:value-type="float" office:value="54234.5416666667">
            <text:p>54234,54</text:p>
          </table:table-cell>
          <table:table-cell table:formula="oooc:=SUM([.K6:.K16])" office:value-type="float" office:value="61954.875">
            <text:p>61954,88</text:p>
          </table:table-cell>
          <table:table-cell table:style-name="ce12" table:formula="oooc:=SUM([.L6:.L16])" office:value-type="float" office:value="69675.2083333333">
            <text:p>69675,21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-0.35*[.C17]" office:value-type="float" office:value="15751.2395833333">
            <text:p>15751,24</text:p>
          </table:table-cell>
          <table:table-cell table:formula="oooc:=-0.35*[.D17]" office:value-type="float" office:value="10330.0020833333">
            <text:p>10330</text:p>
          </table:table-cell>
          <table:table-cell table:formula="oooc:=-0.35*[.E17]" office:value-type="float" office:value="5313.77291666666">
            <text:p>5313,77</text:p>
          </table:table-cell>
          <table:table-cell table:formula="oooc:=-0.35*[.F17]" office:value-type="float" office:value="1606.86458333333">
            <text:p>1606,86</text:p>
          </table:table-cell>
          <table:table-cell table:formula="oooc:=-0.35*[.G17]" office:value-type="float" office:value="-2970.34791666667">
            <text:p>-2970,35</text:p>
          </table:table-cell>
          <table:table-cell table:formula="oooc:=-0.35*[.H17]" office:value-type="float" office:value="-8476.60625">
            <text:p>-8476,61</text:p>
          </table:table-cell>
          <table:table-cell table:formula="oooc:=-0.35*[.I17]" office:value-type="float" office:value="-12644.1729166667">
            <text:p>-12644,17</text:p>
          </table:table-cell>
          <table:table-cell table:formula="oooc:=-0.35*[.J17]" office:value-type="float" office:value="-18982.0895833333">
            <text:p>-18982,09</text:p>
          </table:table-cell>
          <table:table-cell table:formula="oooc:=-0.35*[.K17]" office:value-type="float" office:value="-21684.20625">
            <text:p>-21684,21</text:p>
          </table:table-cell>
          <table:table-cell table:style-name="ce12" table:formula="oooc:=-0.35*[.L17]" office:value-type="float" office:value="-24386.3229166667">
            <text:p>-24386,32</text:p>
          </table:table-cell>
        </table:table-row>
        <table:table-row table:style-name="ro1">
          <table:table-cell table:style-name="ce6" office:value-type="string">
            <text:p>Utilidad Neta</text:p>
          </table:table-cell>
          <table:table-cell table:formula="oooc:=[.B17]+[.B18]" office:value-type="float" office:value="-18079">
            <text:p>-18079</text:p>
          </table:table-cell>
          <table:table-cell table:formula="oooc:=[.C17]+[.C18]" office:value-type="float" office:value="-29252.3020833333">
            <text:p>-29252,3</text:p>
          </table:table-cell>
          <table:table-cell table:formula="oooc:=[.D17]+[.D18]" office:value-type="float" office:value="-19184.2895833333">
            <text:p>-19184,29</text:p>
          </table:table-cell>
          <table:table-cell table:formula="oooc:=[.E17]+[.E18]" office:value-type="float" office:value="-9868.43541666666">
            <text:p>-9868,44</text:p>
          </table:table-cell>
          <table:table-cell table:formula="oooc:=[.F17]+[.F18]" office:value-type="float" office:value="-2984.17708333333">
            <text:p>-2984,18</text:p>
          </table:table-cell>
          <table:table-cell table:formula="oooc:=[.G17]+[.G18]" office:value-type="float" office:value="5516.36041666668">
            <text:p>5516,36</text:p>
          </table:table-cell>
          <table:table-cell table:formula="oooc:=[.H17]+[.H18]" office:value-type="float" office:value="15742.26875">
            <text:p>15742,27</text:p>
          </table:table-cell>
          <table:table-cell table:formula="oooc:=[.I17]+[.I18]" office:value-type="float" office:value="23482.0354166667">
            <text:p>23482,04</text:p>
          </table:table-cell>
          <table:table-cell table:formula="oooc:=[.J17]+[.J18]" office:value-type="float" office:value="35252.4520833333">
            <text:p>35252,45</text:p>
          </table:table-cell>
          <table:table-cell table:formula="oooc:=[.K17]+[.K18]" office:value-type="float" office:value="40270.66875">
            <text:p>40270,67</text:p>
          </table:table-cell>
          <table:table-cell table:style-name="ce12" table:formula="oooc:=[.L17]+[.L18]" office:value-type="float" office:value="45288.8854166667">
            <text:p>45288,89</text:p>
          </table:table-cell>
        </table:table-row>
        <table:table-row table:style-name="ro1">
          <table:table-cell office:value-type="string">
            <text:p>Capital de Trabajo</text:p>
          </table:table-cell>
          <table:table-cell table:formula="oooc:=-[Inversiones.B3]" office:value-type="float" office:value="-9470">
            <text:p>-9470</text:p>
          </table:table-cell>
          <table:table-cell table:number-columns-repeated="10"/>
        </table:table-row>
        <table:table-row table:style-name="ro1">
          <table:table-cell table:style-name="ce7" office:value-type="string">
            <text:p>FLUJO DE CAJA</text:p>
          </table:table-cell>
          <table:table-cell table:style-name="ce13" table:formula="oooc:=[.B19]+[.B20]" office:value-type="float" office:value="-27549">
            <text:p>-27549</text:p>
          </table:table-cell>
          <table:table-cell table:style-name="ce13" table:formula="oooc:=[.C19]+[.C20]" office:value-type="float" office:value="-29252.3020833333">
            <text:p>-29252,3</text:p>
          </table:table-cell>
          <table:table-cell table:style-name="ce13" table:formula="oooc:=[.D19]+[.D20]" office:value-type="float" office:value="-19184.2895833333">
            <text:p>-19184,29</text:p>
          </table:table-cell>
          <table:table-cell table:style-name="ce13" table:formula="oooc:=[.E19]+[.E20]" office:value-type="float" office:value="-9868.43541666666">
            <text:p>-9868,44</text:p>
          </table:table-cell>
          <table:table-cell table:style-name="ce13" table:formula="oooc:=[.F19]+[.F20]" office:value-type="float" office:value="-2984.17708333333">
            <text:p>-2984,18</text:p>
          </table:table-cell>
          <table:table-cell table:style-name="ce13" table:formula="oooc:=[.G19]+[.G20]" office:value-type="float" office:value="5516.36041666668">
            <text:p>5516,36</text:p>
          </table:table-cell>
          <table:table-cell table:style-name="ce13" table:formula="oooc:=[.H19]+[.H20]" office:value-type="float" office:value="15742.26875">
            <text:p>15742,27</text:p>
          </table:table-cell>
          <table:table-cell table:style-name="ce13" table:formula="oooc:=[.I19]+[.I20]" office:value-type="float" office:value="23482.0354166667">
            <text:p>23482,04</text:p>
          </table:table-cell>
          <table:table-cell table:style-name="ce13" table:formula="oooc:=[.J19]+[.J20]" office:value-type="float" office:value="35252.4520833333">
            <text:p>35252,45</text:p>
          </table:table-cell>
          <table:table-cell table:style-name="ce13" table:formula="oooc:=[.K19]+[.K20]" office:value-type="float" office:value="40270.66875">
            <text:p>40270,67</text:p>
          </table:table-cell>
          <table:table-cell table:style-name="ce13" table:formula="oooc:=[.L19]+[.L20]" office:value-type="float" office:value="45288.8854166667">
            <text:p>45288,89</text:p>
          </table:table-cell>
        </table:table-row>
        <table:table-row table:style-name="ro1">
          <table:table-cell table:style-name="ce8"/>
          <table:table-cell table:style-name="ce14" table:number-columns-repeated="10"/>
          <table:table-cell table:style-name="ce22"/>
        </table:table-row>
        <table:table-row table:style-name="ro1">
          <table:table-cell table:style-name="ce9" office:value-type="string">
            <text:p>VAN</text:p>
          </table:table-cell>
          <table:table-cell table:style-name="ce15" table:formula="oooc:=NPV(0.15;[.C21:.L21])-[.B21]" office:value-type="currency" office:currency="ARS" office:value="31953.7036272978">
            <text:p>$31.953,70</text:p>
          </table:table-cell>
          <table:table-cell table:style-name="ce14" table:number-columns-repeated="9"/>
          <table:table-cell table:style-name="ce22"/>
        </table:table-row>
        <table:table-row table:style-name="ro1">
          <table:table-cell table:style-name="ce10" office:value-type="string">
            <text:p>TIR</text:p>
          </table:table-cell>
          <table:table-cell table:style-name="ce16" table:formula="oooc:=IRR([.B21:.L21])" office:value-type="percentage" office:value="0.0917525156648592">
            <text:p>9,18%</text:p>
          </table:table-cell>
          <table:table-cell table:style-name="ce17" table:number-columns-repeated="9"/>
          <table:table-cell table:style-name="ce23"/>
        </table:table-row>
      </table:table>
      <table:table table:name="Ventas" table:style-name="ta1" table:print="false">
        <table:table-column table:style-name="co1" table:default-cell-style-name="ce26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4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8" table:default-cell-style-name="ce32"/>
        <table:table-column table:style-name="co2" table:number-columns-repeated="2" table:default-cell-style-name="ce32"/>
        <table:table-column table:style-name="co2" table:default-cell-style-name="ce46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24" office:value-type="string">
            <text:p>Servicio en Hs por mes por equipo</text:p>
          </table:table-cell>
          <table:table-cell table:style-name="Default"/>
          <table:table-cell table:style-name="ce24" office:value-type="string">
            <text:p>Mercado</text:p>
          </table:table-cell>
          <table:table-cell table:style-name="ce24" office:value-type="string">
            <text:p>Total Maquinas</text:p>
          </table:table-cell>
          <table:table-cell table:style-name="ce24" office:value-type="string">
            <text:p>Servers</text:p>
          </table:table-cell>
          <table:table-cell table:style-name="ce24" office:value-type="string">
            <text:p>Terminales</text:p>
          </table:table-cell>
          <table:table-cell table:style-name="ce24" office:value-type="string">
            <text:p>Porcentaje a Migrar</text:p>
          </table:table-cell>
          <table:table-cell table:style-name="ce24" office:value-type="string">
            <text:p>Años para migrar</text:p>
          </table:table-cell>
          <table:table-cell table:style-name="ce39" office:value-type="string">
            <text:p>Precio</text:p>
          </table:table-cell>
          <table:table-cell table:style-name="ce42" office:value-type="string">
            <text:p>Monto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,1</text:p>
          </table:table-cell>
          <table:table-cell table:style-name="Default" table:formula="oooc:=1-[.E2]" office:value-type="float" office:value="0.9">
            <text:p>0,9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5">
            <text:p>5</text:p>
          </table:table-cell>
          <table:table-cell table:style-name="ce40" office:value-type="string">
            <text:p>Server</text:p>
          </table:table-cell>
          <table:table-cell table:style-name="ce43" office:value-type="float" office:value="260">
            <text:p>2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0.1">
            <text:p>0,1</text:p>
          </table:table-cell>
          <table:table-cell table:style-name="Default" table:formula="oooc:=1-[.E3]" office:value-type="float" office:value="0.9">
            <text:p>0,9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41" office:value-type="string">
            <text:p>Terminal</text:p>
          </table:table-cell>
          <table:table-cell table:style-name="ce44" office:value-type="float" office:value="80">
            <text:p>8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1">
            <text:p>1,1</text:p>
          </table:table-cell>
          <table:table-cell table:style-name="Default" table:number-columns-repeated="7"/>
          <table:table-cell table:style-name="ce41" office:value-type="string">
            <text:p>Hora Servicio</text:p>
          </table:table-cell>
          <table:table-cell table:style-name="ce44" office:value-type="float" office:value="50">
            <text:p>5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24" table:number-columns-repeated="2"/>
          <table:table-cell table:style-name="Default"/>
          <table:table-cell table:style-name="ce24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5"/>
          <table:table-cell table:style-name="ce31" office:value-type="string">
            <text:p>Migraciones x mes</text:p>
          </table:table-cell>
          <table:table-cell table:style-name="ce38" table:number-columns-repeated="10"/>
          <table:table-cell table:style-name="ce45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8.83333333333333">
            <text:p>8,83</text:p>
          </table:table-cell>
          <table:table-cell table:number-columns-repeated="19"/>
        </table:table-row>
        <table:table-row table:style-name="ro1">
          <table:table-cell office:value-type="string">
            <text:p>Terminales</text:p>
          </table:table-cell>
          <table:table-cell table:style-name="ce33" table:formula="oooc:=((([.D2]*[.F2]*[.G2])+([.D3]*[.F3]*[.G3]))/[.H2])/12" office:value-type="float" office:value="79.5">
            <text:p>79,5</text:p>
          </table:table-cell>
          <table:table-cell table:number-columns-repeated="19"/>
        </table:table-row>
        <table:table-row table:style-name="ro1">
          <table:table-cell table:style-name="ce27" office:value-type="string">
            <text:p>TOTAL</text:p>
          </table:table-cell>
          <table:table-cell table:formula="oooc:=[.B7]+[.B8]" office:value-type="float" office:value="88.3333333333333">
            <text:p>88,33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28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8"/>
          <table:table-cell table:number-columns-repeated="20"/>
        </table:table-row>
        <table:table-row table:style-name="ro1">
          <table:table-cell table:style-name="ce29" office:value-type="string">
            <text:p>Mes</text:p>
          </table:table-cell>
          <table:table-cell table:style-name="ce34" office:value-type="string">
            <text:p>enero</text:p>
          </table:table-cell>
          <table:table-cell table:style-name="ce34" office:value-type="string">
            <text:p>febrero</text:p>
          </table:table-cell>
          <table:table-cell table:style-name="ce34" office:value-type="string">
            <text:p>marzo</text:p>
          </table:table-cell>
          <table:table-cell table:style-name="ce34" office:value-type="string">
            <text:p>abril</text:p>
          </table:table-cell>
          <table:table-cell table:style-name="ce34" office:value-type="string">
            <text:p>mayo</text:p>
          </table:table-cell>
          <table:table-cell table:style-name="ce34" office:value-type="string">
            <text:p>junio</text:p>
          </table:table-cell>
          <table:table-cell table:style-name="ce34" office:value-type="string">
            <text:p>julio</text:p>
          </table:table-cell>
          <table:table-cell table:style-name="ce34" office:value-type="string">
            <text:p>agosto</text:p>
          </table:table-cell>
          <table:table-cell table:style-name="ce34" office:value-type="string">
            <text:p>septiembre</text:p>
          </table:table-cell>
          <table:table-cell table:style-name="ce34" office:value-type="string">
            <text:p>octubre</text:p>
          </table:table-cell>
          <table:table-cell table:style-name="ce34" office:value-type="string">
            <text:p>noviembre</text:p>
          </table:table-cell>
          <table:table-cell table:style-name="ce47" office:value-type="string">
            <text:p>diciembre</text:p>
          </table:table-cell>
          <table:table-cell table:number-columns-repeated="5"/>
          <table:table-cell table:style-name="ce50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35" office:value-type="float" office:value="0.2">
            <text:p>0,2</text:p>
          </table:table-cell>
          <table:table-cell table:style-name="ce35" office:value-type="float" office:value="0.1">
            <text:p>0,1</text:p>
          </table:table-cell>
          <table:table-cell table:style-name="ce35" office:value-type="float" office:value="0.05">
            <text:p>0,05</text:p>
          </table:table-cell>
          <table:table-cell table:style-name="ce35" office:value-type="float" office:value="0.1">
            <text:p>0,1</text:p>
          </table:table-cell>
          <table:table-cell table:style-name="ce35" office:value-type="float" office:value="0.2">
            <text:p>0,2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1">
            <text:p>0,1</text:p>
          </table:table-cell>
          <table:table-cell table:number-columns-repeated="2" table:style-name="ce35" office:value-type="float" office:value="0.05">
            <text:p>0,05</text:p>
          </table:table-cell>
          <table:table-cell table:style-name="ce35" office:value-type="float" office:value="0.3">
            <text:p>0,3</text:p>
          </table:table-cell>
          <table:table-cell table:style-name="ce48" office:value-type="float" office:value="0.4">
            <text:p>0,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4">
            <text:p>0,4</text:p>
          </table:table-cell>
          <table:table-cell table:number-columns-repeated="2" table:style-name="ce35" office:value-type="float" office:value="0.2">
            <text:p>0,2</text:p>
          </table:table-cell>
          <table:table-cell table:style-name="ce35" office:value-type="float" office:value="0.1">
            <text:p>0,1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2">
            <text:p>0,2</text:p>
          </table:table-cell>
          <table:table-cell table:style-name="ce35" office:value-type="float" office:value="0.1">
            <text:p>0,1</text:p>
          </table:table-cell>
          <table:table-cell table:number-columns-repeated="2" table:style-name="ce35" office:value-type="float" office:value="0.4">
            <text:p>0,4</text:p>
          </table:table-cell>
          <table:table-cell table:style-name="ce48" office:value-type="float" office:value="0.5">
            <text:p>0,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35" office:value-type="float" office:value="0.3">
            <text:p>0,3</text:p>
          </table:table-cell>
          <table:table-cell table:number-columns-repeated="2" table:style-name="ce35" office:value-type="float" office:value="0.2">
            <text:p>0,2</text:p>
          </table:table-cell>
          <table:table-cell table:style-name="ce35" office:value-type="float" office:value="0.4">
            <text:p>0,4</text:p>
          </table:table-cell>
          <table:table-cell table:number-columns-repeated="2" table:style-name="ce35" office:value-type="float" office:value="0.5">
            <text:p>0,5</text:p>
          </table:table-cell>
          <table:table-cell table:style-name="ce35" office:value-type="float" office:value="0.2">
            <text:p>0,2</text:p>
          </table:table-cell>
          <table:table-cell table:style-name="ce35" office:value-type="float" office:value="0.1">
            <text:p>0,1</text:p>
          </table:table-cell>
          <table:table-cell table:number-columns-repeated="2" table:style-name="ce35" office:value-type="float" office:value="0.6">
            <text:p>0,6</text:p>
          </table:table-cell>
          <table:table-cell table:style-name="ce48" office:value-type="float" office:value="0.8">
            <text:p>0,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35" office:value-type="float" office:value="0.4">
            <text:p>0,4</text:p>
          </table:table-cell>
          <table:table-cell table:number-columns-repeated="2" table:style-name="ce35" office:value-type="float" office:value="0.3">
            <text:p>0,3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6">
            <text:p>0,6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2">
            <text:p>0,2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6">
            <text:p>0,6</text:p>
          </table:table-cell>
          <table:table-cell table:style-name="ce48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6">
            <text:p>0,6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3">
            <text:p>0,3</text:p>
          </table:table-cell>
          <table:table-cell table:style-name="ce35" office:value-type="float" office:value="0.6">
            <text:p>0,6</text:p>
          </table:table-cell>
          <table:table-cell table:style-name="ce35" office:value-type="float" office:value="0.7">
            <text:p>0,7</text:p>
          </table:table-cell>
          <table:table-cell table:style-name="ce48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35" office:value-type="float" office:value="0.5">
            <text:p>0,5</text:p>
          </table:table-cell>
          <table:table-cell table:number-columns-repeated="2" table:style-name="ce35" office:value-type="float" office:value="0.4">
            <text:p>0,4</text:p>
          </table:table-cell>
          <table:table-cell table:style-name="ce35" office:value-type="float" office:value="0.5">
            <text:p>0,5</text:p>
          </table:table-cell>
          <table:table-cell table:number-columns-repeated="2" table:style-name="ce35" office:value-type="float" office:value="0.7">
            <text:p>0,7</text:p>
          </table:table-cell>
          <table:table-cell table:style-name="ce35" office:value-type="float" office:value="0.6">
            <text:p>0,6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9">
            <text:p>0,9</text:p>
          </table:table-cell>
          <table:table-cell table:style-name="ce48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35" office:value-type="float" office:value="0.7">
            <text:p>0,7</text:p>
          </table:table-cell>
          <table:table-cell table:number-columns-repeated="3" table:style-name="ce35" office:value-type="float" office:value="0.6">
            <text:p>0,6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6">
            <text:p>0,6</text:p>
          </table:table-cell>
          <table:table-cell table:style-name="ce35" office:value-type="float" office:value="0.5">
            <text:p>0,5</text:p>
          </table:table-cell>
          <table:table-cell table:number-columns-repeated="2" table:style-name="ce35" office:value-type="float" office:value="0.8">
            <text:p>0,8</text:p>
          </table:table-cell>
          <table:table-cell table:style-name="ce48" office:value-type="float" office:value="0.8">
            <text:p>0,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number-columns-repeated="2"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48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number-columns-repeated="2"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48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number-columns-repeated="2"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35" office:value-type="float" office:value="0.8">
            <text:p>0,8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5">
            <text:p>0,5</text:p>
          </table:table-cell>
          <table:table-cell table:style-name="ce35" office:value-type="float" office:value="0.7">
            <text:p>0,7</text:p>
          </table:table-cell>
          <table:table-cell table:style-name="ce35" office:value-type="float" office:value="0.9">
            <text:p>0,9</text:p>
          </table:table-cell>
          <table:table-cell table:style-name="ce48" office:value-type="float" office:value="0.9">
            <text:p>0,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36" office:value-type="string">
            <text:p>TOTALES SERVERS</text:p>
          </table:table-cell>
          <table:table-cell table:style-name="ce36" office:value-type="string">
            <text:p>TOTALES TERM</text:p>
          </table:table-cell>
          <table:table-cell table:style-name="ce36" office:value-type="string">
            <text:p>TOTAL ACUM SERV</text:p>
          </table:table-cell>
          <table:table-cell table:style-name="ce36" office:value-type="string">
            <text:p>TOTAL ACUM TERM</text:p>
          </table:table-cell>
          <table:table-cell table:style-name="ce36" office:value-type="string">
            <text:p>SERVICIOS SERVER</text:p>
          </table:table-cell>
          <table:table-cell table:style-name="ce36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8.1083333333333">
            <text:p>18,11</text:p>
          </table:table-cell>
          <table:table-cell table:formula="oooc:=[.B8]*(SUM([.B16:.M16]))" office:value-type="float" office:value="162.975">
            <text:p>162,98</text:p>
          </table:table-cell>
          <table:table-cell table:formula="oooc:=SUM([.B30])" office:value-type="float" office:value="18.1083333333333">
            <text:p>18,11</text:p>
          </table:table-cell>
          <table:table-cell table:formula="oooc:=SUM([.C30])" office:value-type="float" office:value="162.975">
            <text:p>162,98</text:p>
          </table:table-cell>
          <table:table-cell table:formula="oooc:=[.D30]*[.A2]" office:value-type="float" office:value="18.1083333333333">
            <text:p>18,11</text:p>
          </table:table-cell>
          <table:table-cell table:formula="oooc:=[.E30]*[.A3]" office:value-type="float" office:value="16.2975">
            <text:p>16,3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[.B7]*(SUM([.B17:.M17]))" office:value-type="float" office:value="30.9166666666667">
            <text:p>30,92</text:p>
          </table:table-cell>
          <table:table-cell table:formula="oooc:=[.B8]*(SUM([.B17:.M17]))" office:value-type="float" office:value="278.25">
            <text:p>278,25</text:p>
          </table:table-cell>
          <table:table-cell table:formula="oooc:=SUM([.B30:.B31])" office:value-type="float" office:value="49.025">
            <text:p>49,03</text:p>
          </table:table-cell>
          <table:table-cell table:formula="oooc:=SUM([.C30:.C31])" office:value-type="float" office:value="441.225">
            <text:p>441,23</text:p>
          </table:table-cell>
          <table:table-cell table:formula="oooc:=[.D31]*[.A2]" office:value-type="float" office:value="49.025">
            <text:p>49,03</text:p>
          </table:table-cell>
          <table:table-cell table:formula="oooc:=[.E31]*[.A3]" office:value-type="float" office:value="44.1225">
            <text:p>44,12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formula="oooc:=[.B7]*(SUM([.B18:.M18]))" office:value-type="float" office:value="41.5166666666667">
            <text:p>41,52</text:p>
          </table:table-cell>
          <table:table-cell table:formula="oooc:=[.B8]*(SUM([.B18:.M18]))" office:value-type="float" office:value="373.65">
            <text:p>373,65</text:p>
          </table:table-cell>
          <table:table-cell table:formula="oooc:=SUM([.B30:.B32])" office:value-type="float" office:value="90.5416666666667">
            <text:p>90,54</text:p>
          </table:table-cell>
          <table:table-cell table:formula="oooc:=SUM([.C30:.C32])" office:value-type="float" office:value="814.875">
            <text:p>814,88</text:p>
          </table:table-cell>
          <table:table-cell table:formula="oooc:=[.D32]*[.A2]" office:value-type="float" office:value="90.5416666666667">
            <text:p>90,54</text:p>
          </table:table-cell>
          <table:table-cell table:formula="oooc:=[.E32]*[.A3]" office:value-type="float" office:value="81.4875">
            <text:p>81,49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formula="oooc:=[.B7]*(SUM([.B19:.M19]))" office:value-type="float" office:value="47.7">
            <text:p>47,7</text:p>
          </table:table-cell>
          <table:table-cell table:formula="oooc:=[.B8]*(SUM([.B19:.M19]))" office:value-type="float" office:value="429.3">
            <text:p>429,3</text:p>
          </table:table-cell>
          <table:table-cell table:formula="oooc:=SUM([.B30:.B33])" office:value-type="float" office:value="138.241666666667">
            <text:p>138,24</text:p>
          </table:table-cell>
          <table:table-cell table:formula="oooc:=SUM([.C30:.C33])" office:value-type="float" office:value="1244.175">
            <text:p>1244,18</text:p>
          </table:table-cell>
          <table:table-cell table:formula="oooc:=[.D33]*[.A2]" office:value-type="float" office:value="138.241666666667">
            <text:p>138,24</text:p>
          </table:table-cell>
          <table:table-cell table:formula="oooc:=[.E33]*[.A3]" office:value-type="float" office:value="124.4175">
            <text:p>124,42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formula="oooc:=[.B7]*(SUM([.B20:.M20]))" office:value-type="float" office:value="55.65">
            <text:p>55,65</text:p>
          </table:table-cell>
          <table:table-cell table:formula="oooc:=[.B8]*(SUM([.B20:.M20]))" office:value-type="float" office:value="500.85">
            <text:p>500,85</text:p>
          </table:table-cell>
          <table:table-cell table:style-name="ce33" table:formula="oooc:=SUM([.B30:.B34])" office:value-type="float" office:value="193.891666666667">
            <text:p>193,89</text:p>
          </table:table-cell>
          <table:table-cell table:style-name="ce33" table:formula="oooc:=SUM([.C30:.C34])" office:value-type="float" office:value="1745.025">
            <text:p>1745,03</text:p>
          </table:table-cell>
          <table:table-cell table:formula="oooc:=[.D34]*[.A2]" office:value-type="float" office:value="193.891666666667">
            <text:p>193,89</text:p>
          </table:table-cell>
          <table:table-cell table:formula="oooc:=[.E34]*[.A3]" office:value-type="float" office:value="174.5025">
            <text:p>174,5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formula="oooc:=[.B7]*(SUM([.B21:.M21]))" office:value-type="float" office:value="65.3666666666667">
            <text:p>65,37</text:p>
          </table:table-cell>
          <table:table-cell table:formula="oooc:=[.B8]*(SUM([.B21:.M21]))" office:value-type="float" office:value="588.3">
            <text:p>588,3</text:p>
          </table:table-cell>
          <table:table-cell table:formula="oooc:=SUM([.B30:.B35])" office:value-type="float" office:value="259.258333333333">
            <text:p>259,26</text:p>
          </table:table-cell>
          <table:table-cell table:formula="oooc:=SUM([.C30:.C35])" office:value-type="float" office:value="2333.325">
            <text:p>2333,33</text:p>
          </table:table-cell>
          <table:table-cell table:formula="oooc:=[.D35]*[.A2]" office:value-type="float" office:value="259.258333333333">
            <text:p>259,26</text:p>
          </table:table-cell>
          <table:table-cell table:formula="oooc:=[.E35]*[.A3]" office:value-type="float" office:value="233.3325">
            <text:p>233,33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formula="oooc:=[.B7]*(SUM([.B22:.M22]))" office:value-type="float" office:value="70.6666666666667">
            <text:p>70,67</text:p>
          </table:table-cell>
          <table:table-cell table:formula="oooc:=[.B8]*(SUM([.B22:.M22]))" office:value-type="float" office:value="636">
            <text:p>636</text:p>
          </table:table-cell>
          <table:table-cell table:formula="oooc:=SUM([.B30:.B36])" office:value-type="float" office:value="329.925">
            <text:p>329,93</text:p>
          </table:table-cell>
          <table:table-cell table:formula="oooc:=SUM([.C30:.C36])" office:value-type="float" office:value="2969.325">
            <text:p>2969,33</text:p>
          </table:table-cell>
          <table:table-cell table:formula="oooc:=[.D36]*[.A2]" office:value-type="float" office:value="329.925">
            <text:p>329,93</text:p>
          </table:table-cell>
          <table:table-cell table:formula="oooc:=[.E36]*[.A3]" office:value-type="float" office:value="296.9325">
            <text:p>296,93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formula="oooc:=[.B7]*(SUM([.B23:.M23]))" office:value-type="float" office:value="81.2666666666667">
            <text:p>81,27</text:p>
          </table:table-cell>
          <table:table-cell table:formula="oooc:=[.B8]*(SUM([.B23:.M23]))" office:value-type="float" office:value="731.4">
            <text:p>731,4</text:p>
          </table:table-cell>
          <table:table-cell table:formula="oooc:=SUM([.B30:.B37])" office:value-type="float" office:value="411.191666666667">
            <text:p>411,19</text:p>
          </table:table-cell>
          <table:table-cell table:formula="oooc:=SUM([.C30:.C37])" office:value-type="float" office:value="3700.725">
            <text:p>3700,73</text:p>
          </table:table-cell>
          <table:table-cell table:formula="oooc:=[.D37]*[.A2]" office:value-type="float" office:value="411.191666666667">
            <text:p>411,19</text:p>
          </table:table-cell>
          <table:table-cell table:formula="oooc:=[.E37]*[.A3]" office:value-type="float" office:value="370.0725">
            <text:p>370,07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formula="oooc:=[.B7]*(SUM([.B24:.M24]))" office:value-type="float" office:value="81.2666666666667">
            <text:p>81,27</text:p>
          </table:table-cell>
          <table:table-cell table:formula="oooc:=[.B8]*(SUM([.B24:.M24]))" office:value-type="float" office:value="731.4">
            <text:p>731,4</text:p>
          </table:table-cell>
          <table:table-cell table:style-name="ce33" table:formula="oooc:=SUM([.B30:.B38])" office:value-type="float" office:value="492.458333333333">
            <text:p>492,46</text:p>
          </table:table-cell>
          <table:table-cell table:style-name="ce33" table:formula="oooc:=SUM([.C30:.C38])" office:value-type="float" office:value="4432.125">
            <text:p>4432,13</text:p>
          </table:table-cell>
          <table:table-cell table:formula="oooc:=[.D38]*[.A2]" office:value-type="float" office:value="492.458333333333">
            <text:p>492,46</text:p>
          </table:table-cell>
          <table:table-cell table:formula="oooc:=[.E38]*[.A3]" office:value-type="float" office:value="443.2125">
            <text:p>443,21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formula="oooc:=[.B7]*(SUM([.B25:.M25]))" office:value-type="float" office:value="81.2666666666667">
            <text:p>81,27</text:p>
          </table:table-cell>
          <table:table-cell table:formula="oooc:=[.B8]*(SUM([.B25:.M25]))" office:value-type="float" office:value="731.4">
            <text:p>731,4</text:p>
          </table:table-cell>
          <table:table-cell table:style-name="ce33" table:formula="oooc:=SUM([.B30:.B39])" office:value-type="float" office:value="573.725">
            <text:p>573,73</text:p>
          </table:table-cell>
          <table:table-cell table:style-name="ce33" table:formula="oooc:=SUM([.C30:.C39])" office:value-type="float" office:value="5163.525">
            <text:p>5163,53</text:p>
          </table:table-cell>
          <table:table-cell table:formula="oooc:=[.D39]*[.A2]" office:value-type="float" office:value="573.725">
            <text:p>573,73</text:p>
          </table:table-cell>
          <table:table-cell table:formula="oooc:=[.E39]*[.A3]" office:value-type="float" office:value="516.3525">
            <text:p>516,35</text:p>
          </table:table-cell>
          <table:table-cell table:number-columns-repeated="14"/>
        </table:table-row>
        <table:table-row table:style-name="ro1">
          <table:table-cell table:style-name="ce30"/>
          <table:table-cell table:style-name="ce37" table:number-columns-repeated="11"/>
          <table:table-cell table:style-name="ce49"/>
          <table:table-cell table:number-columns-repeated="8"/>
        </table:table-row>
      </table:table>
      <table:table table:name="Inversiones" table:style-name="ta1" table:print="false">
        <table:table-column table:style-name="co11" table:default-cell-style-name="ce53"/>
        <table:table-column table:style-name="co2" table:default-cell-style-name="Default"/>
        <table:table-column table:style-name="co1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61"/>
        <table:table-row table:style-name="ro1">
          <table:table-cell table:style-name="ce50" office:value-type="string">
            <text:p>Inversiones</text:p>
          </table:table-cell>
          <table:table-cell/>
          <table:table-cell table:style-name="ce58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1" office:value-type="string">
            <text:p>TOTAL INVERSIONES</text:p>
          </table:table-cell>
          <table:table-cell table:style-name="ce55" table:formula="oooc:=[.D19]+[.I19]" office:value-type="float" office:value="18079">
            <text:p>1807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3" office:value-type="string">
            <text:p>CAPITAL DE TRABAJO</text:p>
          </table:table-cell>
          <table:table-cell table:style-name="ce55" table:formula="oooc:=[Sueldos.C20]+[Gastos.C21]" office:value-type="float" office:value="9470">
            <text:p>947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2"/>
          <table:table-cell table:style-name="ce56"/>
          <table:table-cell table:style-name="ce59" office:value-type="string">
            <text:p>Muebles y Utiles</text:p>
          </table:table-cell>
          <table:table-cell table:style-name="ce60"/>
          <table:table-cell/>
          <table:table-cell table:style-name="ce52"/>
          <table:table-cell table:style-name="ce59" office:value-type="string">
            <text:p>Instalaciones</text:p>
          </table:table-cell>
          <table:table-cell table:style-name="ce56"/>
          <table:table-cell table:style-name="ce60"/>
        </table:table-row>
        <table:table-row table:style-name="ro1">
          <table:table-cell table:number-columns-repeated="9"/>
        </table:table-row>
        <table:table-row table:style-name="ro1">
          <table:table-cell table:style-name="ce40" office:value-type="string">
            <text:p>Descripcion</text:p>
          </table:table-cell>
          <table:table-cell table:style-name="ce24" office:value-type="string">
            <text:p>Cantidad</text:p>
          </table:table-cell>
          <table:table-cell table:style-name="ce24" office:value-type="string">
            <text:p>Monto x unidad</text:p>
          </table:table-cell>
          <table:table-cell table:style-name="ce62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ooc:=[.C7]*[.B7]" office:value-type="float" office:value="1000">
            <text:p>1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64" office:value-type="float" office:value="2.5">
            <text:p>2,5</text:p>
          </table:table-cell>
          <table:table-cell table:formula="oooc:=[.H7]*[.G7]" office:value-type="float" office:value="87.5">
            <text:p>87,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ooc:=[.C8]*[.B8]" office:value-type="float" office:value="600">
            <text:p>6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,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formula="oooc:=[.H9]*[.G9]" office:value-type="float" office:value="7.5">
            <text:p>7,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300">
            <text:p>3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4000">
            <text:p>4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7]*[.B17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7]*[.G17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8]*[.B18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8]*[.G18]" office:value-type="float" office:value="0">
            <text:p>0</text:p>
          </table:table-cell>
        </table:table-row>
        <table:table-row table:style-name="ro1">
          <table:table-cell table:style-name="ce54" office:value-type="string">
            <text:p>TOTAL</text:p>
          </table:table-cell>
          <table:table-cell table:style-name="ce57" table:number-columns-repeated="2"/>
          <table:table-cell table:style-name="ce63" table:formula="oooc:=SUM([.D7:.D18])" office:value-type="float" office:value="17330">
            <text:p>17330</text:p>
          </table:table-cell>
          <table:table-cell/>
          <table:table-cell table:style-name="ce54" office:value-type="string">
            <text:p>TOTAL</text:p>
          </table:table-cell>
          <table:table-cell table:style-name="ce57" table:number-columns-repeated="2"/>
          <table:table-cell table:style-name="ce63" table:formula="oooc:=SUM([.I7:.I18])" office:value-type="float" office:value="749">
            <text:p>749</text:p>
          </table:table-cell>
        </table:table-row>
      </table:table>
      <table:table table:name="Sueldos" table:style-name="ta1" table:print="false">
        <table:table-column table:style-name="co10" table:default-cell-style-name="ce53"/>
        <table:table-column table:style-name="co2" table:default-cell-style-name="Default"/>
        <table:table-column table:style-name="co12" table:default-cell-style-name="Default"/>
        <table:table-column table:style-name="co2" table:default-cell-style-name="ce61"/>
        <table:table-row table:style-name="ro1">
          <table:table-cell table:style-name="ce50" office:value-type="string">
            <text:p>Sueldos</text:p>
          </table:table-cell>
          <table:table-cell/>
          <table:table-cell table:style-name="ce58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51" office:value-type="string">
            <text:p>TOTAL SUELDOS</text:p>
          </table:table-cell>
          <table:table-cell table:style-name="ce55" table:formula="oooc:=[.C20]*12" office:value-type="float" office:value="60000">
            <text:p>6000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2"/>
          <table:table-cell table:style-name="ce56"/>
          <table:table-cell table:style-name="ce68" office:value-type="string">
            <text:p>Recursos Humanos</text:p>
          </table:table-cell>
          <table:table-cell table:style-name="ce60"/>
        </table:table-row>
        <table:table-row table:style-name="ro1">
          <table:table-cell table:style-name="ce65" office:value-type="string">
            <text:p>Nombre</text:p>
          </table:table-cell>
          <table:table-cell table:style-name="ce67" office:value-type="string">
            <text:p>Cargo</text:p>
          </table:table-cell>
          <table:table-cell table:style-name="ce67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ecnico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office:value-type="string">
            <text:p>xx</text:p>
          </table:table-cell>
          <table:table-cell office:value-type="string">
            <text:p>Tecnico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Vendedor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66" office:value-type="string">
            <text:p>TOTAL </text:p>
          </table:table-cell>
          <table:table-cell table:style-name="ce57"/>
          <table:table-cell table:style-name="ce57" table:formula="oooc:=SUM([.C8:.C11])" office:value-type="float" office:value="5000">
            <text:p>5000</text:p>
          </table:table-cell>
          <table:table-cell table:style-name="ce69"/>
        </table:table-row>
      </table:table>
      <table:table table:name="Gastos" table:style-name="ta1" table:print="false">
        <table:table-column table:style-name="co2" table:default-cell-style-name="Default"/>
        <table:table-column table:style-name="co2" table:default-cell-style-name="ce53"/>
        <table:table-column table:style-name="co12" table:default-cell-style-name="ce61"/>
        <table:table-row table:style-name="ro1">
          <table:table-cell/>
          <table:table-cell table:style-name="Default"/>
          <table:table-cell table:style-name="ce58" office:value-type="string">
            <text:p>No modificar lo que esta en color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52"/>
          <table:table-cell table:style-name="ce70" office:value-type="string">
            <text:p>GASTO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65" office:value-type="string">
            <text:p>Descripcion </text:p>
          </table:table-cell>
          <table:table-cell table:style-name="ce71" office:value-type="string">
            <text:p>Monto</text:p>
          </table:table-cell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mpuesto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6" office:value-type="string">
            <text:p>TOTAL</text:p>
          </table:table-cell>
          <table:table-cell table:style-name="ce63" table:formula="oooc:=SUM([.C6:.C20])" office:value-type="float" office:value="4470">
            <text:p>4470</text:p>
          </table:table-cell>
        </table:table-row>
      </table:table>
      <table:table table:name="Graficos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30">30/10/2005</text:date>, <text:time>20:3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30T11:26:01</meta:creation-date>
    <dc:date>2005-10-30T20:38:39</dc:date>
    <dc:language>es-ES</dc:language>
    <meta:editing-cycles>18</meta:editing-cycles>
    <meta:editing-duration>PT2H13M17S</meta:editing-duration>
    <meta:user-defined meta:name="Info 1"/>
    <meta:user-defined meta:name="Info 2"/>
    <meta:user-defined meta:name="Info 3"/>
    <meta:user-defined meta:name="Info 4"/>
    <meta:document-statistic meta:table-count="6" meta:cell-count="556"/>
  </office:meta>
</office:document-meta>
</file>